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6e38" officeooo:paragraph-rsid="00056e38"/>
    </style:style>
    <style:style style:name="P2" style:family="paragraph" style:parent-style-name="Standard">
      <style:text-properties officeooo:rsid="000782d7" officeooo:paragraph-rsid="000782d7"/>
    </style:style>
    <style:style style:name="P3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782d7" officeooo:paragraph-rsid="000782d7" style:text-blinking="false" fo:background-color="transparent"/>
    </style:style>
    <style:style style:name="P4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1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2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3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4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5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6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7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2" style:family="paragraph" style:parent-style-name="Text_20_body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officeooo:rsid="00073e12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racter sheet should have separate items for:</text:p>
      <text:p text:style-name="P1">* Strife</text:p>
      <text:p text:style-name="P1">* Strife Expression</text:p>
      <text:p text:style-name="P1">* Anima Power</text:p>
      <text:p text:style-name="P1">* Martial Arts Form</text:p>
      <text:p text:style-name="P1">* Supernal (Solar)</text:p>
      <text:p text:style-name="P1">* Put XP table costs in character sheet</text:p>
      <text:p text:style-name="P1">* <text:span text:style-name="T1">Defining Intimacy mark.</text:span></text:p>
      <text:p text:style-name="P1"/>
      <text:p text:style-name="P1">Character creation:</text:p>
      <text:p text:style-name="P1">How to spend Resources is confusing. Move the table up—they will assume 1 Res = 1 dot otherwise.</text:p>
      <text:p text:style-name="P1"/>
      <text:p text:style-name="P2">+(Essence) doesn’t feel good at low levels. I need to rethink charms with this effect.</text:p>
      <text:p text:style-name="P2"/>
      <text:p text:style-name="P3"><text:bookmark text:name="docs-internal-guid-40f3ce25-7fff-c1b3-6f4a-403726110f55"/>Technical:</text:p>
      <text:list xml:id="list3698374469" text:style-name="L1">
        <text:list-item>
          <text:p text:style-name="P5">Download All folder is multiply nested, you have to click through a lot to get to the files</text:p>
        </text:list-item>
      </text:list>
      <text:p text:style-name="Text_20_body"/>
      <text:p text:style-name="P4">Abilities</text:p>
      <text:list xml:id="list4089048709" text:style-name="L2">
        <text:list-item>
          <text:p text:style-name="P6">Why the distinction between natural and supernatural abilities?</text:p>
        </text:list-item>
        <text:list-item>
          <text:p text:style-name="P6">Make clear that Solar “associated abilities” are not additional Favored abilities</text:p>
        </text:list-item>
      </text:list>
      <text:p text:style-name="P4">Strifes</text:p>
      <text:list xml:id="list3629491640" text:style-name="L3">
        <text:list-item>
          <text:p text:style-name="P7">I love this idea. Is it taken from Fate? I do regard any additional systems with suspicion, however, so let’s see if the juice is worth the squeeze. That’s a gross expression...</text:p>
        </text:list-item>
      </text:list>
      <text:p text:style-name="P4">Character Sheet</text:p>
      <text:list xml:id="list2573665856" text:style-name="L4">
        <text:list-item>
          <text:p text:style-name="P8">Text wrapping might be helpful, perhaps in Intimacies.</text:p>
        </text:list-item>
        <text:list-item>
          <text:p text:style-name="P8">More intimacy spaces for later advancement?</text:p>
        </text:list-item>
        <text:list-item>
          <text:p text:style-name="P8"/>
        </text:list-item>
        <text:list-item>
          <text:p text:style-name="P8">Make separate check box for Supernal attribute?</text:p>
        </text:list-item>
        <text:list-item>
          <text:p text:style-name="P8">Is there a place for Anima powers? I didn’t see one.</text:p>
        </text:list-item>
      </text:list>
      <text:p text:style-name="P4">Attributes</text:p>
      <text:list xml:id="list72361636" text:style-name="L5">
        <text:list-item>
          <text:p text:style-name="P9">Why make people buy the initial dot? It does allow for more scope for diversity; 0-5 vs 1-5, which is nice.</text:p>
        </text:list-item>
      </text:list>
      <text:p text:style-name="P4">Martial Arts</text:p>
      <text:list xml:id="list4277154999" text:style-name="L6">
        <text:list-item>
          <text:p text:style-name="P10">From the character creation rules, it sounds like buying a martial art is mandatory. Could it be phrased more clearly?</text:p>
        </text:list-item>
      </text:list>
      <text:p text:style-name="P4">Merits</text:p>
      <text:list xml:id="list2843501047" text:style-name="L7">
        <text:list-item>
          <text:p text:style-name="P11">I like the addition of a common tongue</text:p>
        </text:list-item>
      </text:list>
      <text:p text:style-name="P1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0-12-24T19:12:17.234000000</dc:date>
    <meta:editing-duration>PT41M41S</meta:editing-duration>
    <meta:editing-cycles>7</meta:editing-cycles>
    <dc:creator>Samuel Smith</dc:creator>
    <meta:document-statistic meta:table-count="0" meta:image-count="0" meta:object-count="0" meta:page-count="1" meta:paragraph-count="30" meta:word-count="241" meta:character-count="1341" meta:non-whitespace-character-count="1142"/>
  </office:meta>
</office:document-meta>
</file>